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7" style:family="table-cell" style:parent-style-name="Default" style:data-style-name="N50">
      <style:table-cell-properties fo:background-color="#ff0000"/>
    </style:style>
    <style:style style:name="ce9" style:family="table-cell" style:parent-style-name="Default" style:data-style-name="N50">
      <style:table-cell-properties fo:background-color="#81d41a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3528.474205" calcext:value-type="float">
            <text:p>3528.474205</text:p>
          </table:table-cell>
          <table:table-cell table:style-name="Default" table:formula="of:=[.H2]/24/365" office:value-type="float" office:value="0.402793859018265" calcext:value-type="float">
            <text:p>0.402793859018265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8.94917" calcext:value-type="float">
            <text:p>58.949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4.26444" calcext:value-type="float">
            <text:p>54.2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3.47194" calcext:value-type="float">
            <text:p>53.471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7.48" calcext:value-type="float">
            <text:p>47.4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5.57667" calcext:value-type="float">
            <text:p>55.57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1.05861" calcext:value-type="float">
            <text:p>41.058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1.32694" calcext:value-type="float">
            <text:p>41.32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1.68917" calcext:value-type="float">
            <text:p>41.689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3.46361" calcext:value-type="float">
            <text:p>43.46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0.94389" calcext:value-type="float">
            <text:p>50.94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52.60694" calcext:value-type="float">
            <text:p>52.60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1.72111" calcext:value-type="float">
            <text:p>41.72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table:style-name="ce11" office:value-type="float" office:value="41.80056" calcext:value-type="float">
            <text:p>41.80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8.16472" calcext:value-type="float">
            <text:p>48.164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8.18778" calcext:value-type="float">
            <text:p>48.18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1.17694" calcext:value-type="float">
            <text:p>41.17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1.58694" calcext:value-type="float">
            <text:p>41.58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5.88167" calcext:value-type="float">
            <text:p>45.881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RERUN</text:p>
          </table:table-cell>
          <table:table-cell office:value-type="float" office:value="40.79083" calcext:value-type="float">
            <text:p>40.79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0:33:42.731064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05T16:04:05.102425743</dc:date>
    <meta:editing-duration>P4DT19H42M57S</meta:editing-duration>
    <meta:editing-cycles>119</meta:editing-cycles>
    <meta:document-statistic meta:table-count="1" meta:cell-count="1263" meta:object-count="0"/>
  </office:meta>
</office:document-meta>
</file>